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 los siguientes capitulos realizaremos una simulacion funcional de la vida.</text:p>
      <text:p text:style-name="Standard">para esto utilizaremos los elementos componentes que podemos observar.</text:p>
      <text:p text:style-name="Standard">basicamente, la vida esta formada por individuos que se reproducen.</text:p>
      <text:p text:style-name="Standard">y eso es lo que haremos en la simulacion.</text:p>
      <text:p text:style-name="Standard">esto nos permitira observar lo que sucede, como se comporta el sistema cuando lo ponemos en marcha.</text:p>
      <text:p text:style-name="Standard">de esta observacion podremos extraer un modelo conceptual.</text:p>
      <text:p text:style-name="Standard"/>
      <text:p text:style-name="Standard">Adelantare ahora las caracteristicas mas destacadas de este nuevo modelo.</text:p>
      <text:p text:style-name="Standard">Podremos comprobarlo mas adelante, cuando veamos el sistema en accion.</text:p>
      <text:p text:style-name="Standard"/>
      <text:p text:style-name="Standard">En lineas generales, </text:p>
      <text:p text:style-name="Standard">podemos ver a la vida como a una criatura viviente, un ser formado por todos los individuos de todas las especies a lo largo del tiempo.</text:p>
      <text:p text:style-name="Standard">la idea puede parecer extrana al principio, es dificil entender la forma que este organismo viviente puede tener.</text:p>
      <text:p text:style-name="Standard">la forma mas aproximada podria ser la forma de un arbol, con ramas extendiendose en todas direcciones.</text:p>
      <text:p text:style-name="Standard">pero en realidad podria ser mas parecida a un numero infinito de arboles formando un conjunto.</text:p>
      <text:p text:style-name="Standard">es dificil imaginarlo, y el tamano seria gigantesco.</text:p>
      <text:p text:style-name="Standard">sin embargo, las criaturas vivientes pueden tener las formas mas variadas y extranas.</text:p>
      <text:p text:style-name="Standard"/>
      <text:p text:style-name="Standard">esta criatura no habita un unico planeta, sino el universo entero, alli adonde las condiciones lo permitan.</text:p>
      <text:p text:style-name="Standard">y por este mismo motivo podemos decir que en un universo como este, su aparicion es inevitable.</text:p>
      <text:p text:style-name="Standard">y al contrario de ser un fenomeno fragil y delicado, es inmortal.</text:p>
      <text:p text:style-name="Standard"/>
      <text:p text:style-name="Standard">todas estas caracteristicas muestran a una criatura realmente extraordinaria, muy diferente de lo que somos nosotros.</text:p>
      <text:p text:style-name="Standard">sin embargo, la mas sorprendente de sus caracteristicas es que se trata de una criatura inteligente.</text:p>
      <text:p text:style-name="Standard">con una inteligencia fuera de lo comun.</text:p>
      <text:p text:style-name="Standard">porque su inteligencia es la mas maxima de todas las inteligencias posib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1T20:07:45.326000000</meta:creation-date>
    <dc:date>2025-08-11T20:29:42.520000000</dc:date>
    <meta:editing-duration>PT11M47S</meta:editing-duration>
    <meta:editing-cycles>1</meta:editing-cycles>
    <meta:document-statistic meta:table-count="0" meta:image-count="0" meta:object-count="0" meta:page-count="1" meta:paragraph-count="22" meta:word-count="282" meta:character-count="1757" meta:non-whitespace-character-count="1496"/>
    <meta:generator>LibreOffice/7.3.5.2$Windows_X86_64 LibreOffice_project/184fe81b8c8c30d8b5082578aee2fed2ea847c01</meta:generator>
  </office:meta>
</office:document-meta>
</file>